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30000034A74FB7D5F80984E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/>
    <style:font-face style:name="TeX Gyre Adventor" svg:font-family="'TeX Gyre Adventor'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131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044cm" svg:y="-0.31cm" svg:width="17.762cm" svg:height="24.998cm" draw:z-index="0"><draw:image xlink:href="Pictures/10000201000002530000034A74FB7D5F80984E4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/>
    <style:font-face style:name="TeX Gyre Adventor" svg:font-family="'TeX Gyre Adventor'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atin Modern Roman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atin Modern Roman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eX Gyre Adventor" fo:font-family="'TeX Gyre Adventor'" fo:font-size="16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atin Modern Roman" fo:font-family="'Latin Modern Roman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atin Modern Roman" fo:font-family="'Latin Modern Roman'" fo:font-size="10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in Modern Roman" fo:font-family="'Latin Modern Roman'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e BAGREL</meta:initial-creator>
    <meta:creation-date>2017-12-19T21:51:09.880535297</meta:creation-date>
    <meta:printed-by>Marie BAGREL</meta:printed-by>
    <meta:print-date>2017-12-19T21:51:50.134685924</meta:print-date>
    <dc:date>2017-12-19T21:53:04.888850271</dc:date>
    <dc:creator>Marie BAGREL</dc:creator>
    <meta:editing-duration>PT1M5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